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473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0473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َاعُون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668_4244071338"/><text:span text:style-name="T2">اَرَ×يْتَ </text:span><text:span text:style-name="T5">۰ﻟ﮲</text:span><text:span text:style-name="T2"> يُكَذِّبُ بِالدِّيــنۣ </text:span><text:span text:style-name="T3">(1)</text:span><text:span text:style-name="T2"> فَذَ؛لِكَ </text:span><text:span text:style-name="T5">۰ﻟ﮲</text:span><text:span text:style-name="T2"> يَدُعُّ </text:span><text:span text:style-name="T5">۴</text:span><text:span text:style-name="T2">لْيَتِيمَ </text:span><text:span text:style-name="T3">(2)</text:span><text:span text:style-name="T2"> وَلاَ يَحُــضُّ عَلَــيٰ طَعَامِ </text:span><text:span text:style-name="T5">۱</text:span><text:span text:style-name="T2">لْمِسْكِينِؐ </text:span><text:span text:style-name="T3">(3)</text:span><text:span text:style-name="T2"> فَوَيْلٌ لِّلْمُصَلِّينَ </text:span><text:span text:style-name="T3">(4)</text:span><text:span text:style-name="T2"> </text:span><text:span text:style-name="T5">۰</text:span><text:span text:style-name="T2">لذِيــنَ هُمْ عَــن صَلاَتِهِمْ سَاهُونَ </text:span><text:span text:style-name="T3">(5)</text:span><text:span text:style-name="T2"> </text:span><text:span text:style-name="T5">۰</text:span><text:span text:style-name="T2">لذِينَ هُمْ يُرَآءُونَ وَيَمْنَعُونَ </text:span><text:span text:style-name="T5">۰</text:span><text:span text:style-name="T2">لْمَاعُونَ </text:span><text:span text:style-name="T3">(6)</text:span><text:span text:style-name="T2"> </text:span><text:bookmark-end text:name="__DdeLink__1668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9:53.215209558</meta:creation-date>
    <dc:date>2025-03-06T08:46:14.659552906</dc:date>
    <meta:editing-duration>PT2M47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37" meta:character-count="210" meta:non-whitespace-character-count="174"/>
  </office:meta>
</office:document-meta>
</file>